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!DOCTYPE html&gt;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text:span text:style-name="T5">&l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templete14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5">center</text:span><text:span text:style-name="T1">&gt;</text:span></text:p>
      <text:p text:style-name="P1"><text:span text:style-name="T1">&lt;</text:span><text:span text:style-name="T2">h1</text:span><text:span text:style-name="T1">&gt;</text:span>Employee questionnaire Survey Template<text:span text:style-name="T1">&lt;/</text:span><text:span text:style-name="T2">h1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5">center</text:span><text:span text:style-name="T1">&gt;</text:span>(Name of Company)<text:span text:style-name="T1">&lt;/</text:span><text:span text:style-name="T5">center</text:span><text:span text:style-name="T1">&gt;</text:span></text:p>
      <text:p text:style-name="P1"><text:span text:style-name="T1">&lt;</text:span><text:span text:style-name="T2">h3</text:span><text:span text:style-name="T1">&gt;</text:span>Privacy Statement 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Please complete this employee survey as conducted by (Company). </text:p>
      <text:p text:style-name="P1">Please do not write any identifying marks on the survey as participants are meant to be anonymous.</text:p>
      <text:p text:style-name="P1">All information will be kept confidential. Any concerns can be communicated to (Person, contact info).</text:p>
      <text:p text:style-name="P1">Thank you for your time and cooperation.<text:span text:style-name="T1">&lt;/</text:span><text:span text:style-name="T2">h3</text:span><text:span text:style-name="T1">&gt;</text:span></text:p>
      <text:p text:style-name="P1"><text:span text:style-name="T1">&lt;</text:span><text:span text:style-name="T2">p</text:span><text:span text:style-name="T1">&gt;</text:span>Answer the following questions by circling the most appropriate answer<text:span text:style-name="T1">&lt;/</text:span><text:span text:style-name="T2">p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ol</text:span> <text:span text:style-name="T3">type</text:span>=<text:span text:style-name="T4">"1"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Your manager gives constructive and valuable feedback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The company recognizes you as a valuable employee and your work is appreciated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The employee incentives offered are adequate.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How could they be improved?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You have the resources necessary to do your job well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Help and Support are easily accessed.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There are career growth opportunities in the company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oft-page-break/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What opportunities could be improved?<text:span text:style-name="T1">&lt;/</text:span><text:span text:style-name="T2">p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There are opportunities for diverse work such as working in teams, individually and cross-training.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Training options are offered.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What types of training would you like to see?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Your working conditions are safe and non- hazardous.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You have been given instructions on emergency safety procedures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The employee incentives offered are adequate.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Requirements of your job are clear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Communication with other employees/managers is easy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li</text:span><text:span text:style-name="T1">&gt;&lt;</text:span><text:span text:style-name="T2">strong</text:span><text:span text:style-name="T1">&gt;</text:span>Your manager is approachable and supportive 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oft-page-break/><text:span text:style-name="T1">&lt;</text:span><text:span text:style-name="T2">li</text:span><text:span text:style-name="T1">&gt;&lt;</text:span><text:span text:style-name="T2">strong</text:span><text:span text:style-name="T1">&gt;</text:span>Are special work time arrangements such as compressed work weeks, flex schedules and telecommuting offered?<text:span text:style-name="T1">&lt;/</text:span><text:span text:style-name="T2">strong</text:span><text:span text:style-name="T1">&gt;&lt;/</text:span><text:span text:style-name="T2">li</text:span><text:span text:style-name="T1">&gt;</text:span></text:p>
      <text:p text:style-name="P1"><text:span text:style-name="T1">&lt;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1"><text:span text:style-name="T1">&lt;</text:span><text:span text:style-name="T2">p</text:span><text:span text:style-name="T1">&gt;</text:span>The company offers adequate leave packages ( family leave, sick leave, parental leave. etc) <text:span text:style-name="T1">&lt;/</text:span><text:span text:style-name="T2">p</text:span><text:span text:style-name="T1">&gt;</text:span></text:p>
      <text:p text:style-name="P1"><text:span text:style-name="T1">&lt;</text:span><text:span text:style-name="T2">p</text:span><text:span text:style-name="T1">&gt;</text:span>Strongly Disagree <text:span text:style-name="T2">&amp;nbsp;&amp;nbsp;</text:span> Disagree <text:span text:style-name="T2">&amp;nbsp;&amp;nbsp;</text:span> </text:p>
      <text:p text:style-name="P1">Neutral <text:span text:style-name="T2">&amp;nbsp;&amp;nbsp;</text:span> Agree <text:span text:style-name="T2">&amp;nbsp;&amp;nbsp;</text:span> Strongly Agree <text:span text:style-name="T1">&lt;/</text:span><text:span text:style-name="T2">p</text:span><text:span text:style-name="T1">&gt;</text:span></text:p>
      <text:p text:style-name="P1"><text:span text:style-name="T1">&lt;/</text:span><text:span text:style-name="T2">i</text:span><text:span text:style-name="T1">&gt;</text:span></text:p>
      <text:p text:style-name="P2"/>
      <text:p text:style-name="P1"><text:span text:style-name="T1">&lt;/</text:span><text:span text:style-name="T2">o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27:12.997646002</meta:creation-date>
    <dc:date>2020-04-05T16:28:34.270840538</dc:date>
    <meta:editing-duration>PT1M21S</meta:editing-duration>
    <meta:editing-cycles>1</meta:editing-cycles>
    <meta:document-statistic meta:table-count="0" meta:image-count="0" meta:object-count="0" meta:page-count="3" meta:paragraph-count="110" meta:word-count="490" meta:character-count="4198" meta:non-whitespace-character-count="3801"/>
    <meta:generator>LibreOffice/6.0.7.3$Linux_X86_64 LibreOffice_project/00m0$Build-3</meta:generator>
  </office:meta>
</office:document-meta>
</file>